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styles.xml" manifest:media-type="text/xml"/>
  <manifest:file-entry manifest:full-path="manifest.rdf" manifest:media-type="application/rdf+xml"/>
  <manifest:file-entry manifest:full-path="content.xml" manifest:media-type="text/xml"/>
  <manifest:file-entry manifest:full-path="meta.xml" manifest:media-type="text/xml"/>
  <manifest:file-entry manifest:full-path="settings.xml" manifest:media-type="text/xml"/>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formx="urn:openoffice:names:experimental:ooxml-odf-interop:xmlns:form:1.0"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scripts/>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Text_20_body" style:list-style-name="L1"/>
    <style:style style:name="P2" style:family="paragraph" style:parent-style-name="Text_20_body" style:list-style-name="L2"/>
    <style:style style:name="P3" style:family="paragraph" style:parent-style-name="Text_20_body" style:list-style-name="L3"/>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2">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text:list-style style:name="L3">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h text:style-name="Heading_20_2" text:outline-level="2">ARTICLE 1: THE RECURSIVE CROWN ENGINE: A NEW ERA IN MATHEMATICS</text:h>
      <text:h text:style-name="Heading_20_3" text:outline-level="3">EXECUTIVE ABSTRACT</text:h>
      <text:p text:style-name="Text_20_body">This article introduces the Recursive Crown Engine (ℂₒ), a mathematically rigorous operator constructed within the K-System recursive framework. ℂₒ constitutes the first formalized closure mechanism for infinite recursive series, enabling actionable completion of symbolic logic processes. This construct inaugurates a post-axiomatic era in mathematical epistemology, in which recursion is no longer a metaphysical abstraction but an operable structure with definitive mathematical closure. It synthesizes principles from recursion theory, symbolic algebra, and chrono-topological logic to redefine how computational finality is achieved.</text:p>
      <text:h text:style-name="Heading_20_3" text:outline-level="3">PROBLEM</text:h>
      <text:p text:style-name="Text_20_body">Modern mathematical paradigms persist in treating infinity as a heuristic limit or undefined boundary condition rather than as a concrete algebraic terminus. This approach, while theoretically acceptable in specific domains, becomes functionally untenable in real-time computational systems, cryptographic frameworks, or machine intelligence. Without a formally definable and operationally applicable terminal point for recursive processes, most algorithmic systems remain vulnerable to infinite loop dependencies, unresolved logic chains, or unverifiable symbolic flows. This deficit has long hindered the creation of self-closing logic engines, final-state AI cognition loops, and recursive threat response architectures in cybersecurity.</text:p>
      <text:h text:style-name="Heading_20_3" text:outline-level="3">SOLUTION</text:h>
      <text:p text:style-name="Text_20_body">The Recursive Crown Engine (ℂₒ) operates as a meta-recursive symbolic actuator that collapses open-ended recursions into bounded and verifiable final states. It introduces a set of symbolic operators, chrono-locked recursion caps, and mirrored limit states which, when applied to infinite sequences, produce convergent closures and completed symbolic identities. ℂₒ can be deployed at the tail-end of any recursive algorithm to enforce logic finality or within systems design to structure perpetual loops into computable bounds.</text:p>
      <text:list text:style-name="L1">
        <text:list-item>
          <text:p text:style-name="P1"><text:span text:style-name="Strong_20_Emphasis">Core Formal Properties:</text:span></text:p>
          <text:list>
            <text:list-item>
              <text:p text:style-name="P1">Resolves infinite regress via a mathematically grounded closure operator</text:p>
            </text:list-item>
            <text:list-item>
              <text:p text:style-name="P1">Introduces symbolic finitude to computational recursion models</text:p>
            </text:list-item>
            <text:list-item>
              <text:p text:style-name="P1">Enables deterministic sealing of temporal logic fields, recursive AI processes, and non-linear algorithmic expressions</text:p>
            </text:list-item>
            <text:list-item>
              <text:p text:style-name="P1">Establishes meta-boundaries within topological recursion landscapes</text:p>
            </text:list-item>
          </text:list>
        </text:list-item>
      </text:list>
      <text:h text:style-name="Heading_20_3" text:outline-level="3">MATHEMATICAL FOUNDATION</text:h>
      <text:p text:style-name="Text_20_body">ℂₒ is underpinned by a multi-tiered formal framework:</text:p>
      <text:list text:style-name="L2">
        <text:list-item>
          <text:p text:style-name="P2"><text:soft-page-break/><text:span text:style-name="Strong_20_Emphasis">ChronoRecursion</text:span>: Embeds recursion within time-variable logic structures to allow event-tethered reversibility</text:p>
        </text:list-item>
        <text:list-item>
          <text:p text:style-name="P2"><text:span text:style-name="Strong_20_Emphasis">K130 Symbol Derivation</text:span>: Constructs algebraic mappings that encode recursive layers into finite phonetic-symbolic expressions</text:p>
        </text:list-item>
        <text:list-item>
          <text:p text:style-name="P2"><text:span text:style-name="Strong_20_Emphasis">Fractal Boundary Closure</text:span>: Applies edge-compression algorithms to recursive structures to mathematically map infinity onto stable boundaries</text:p>
        </text:list-item>
        <text:list-item>
          <text:p text:style-name="P2"><text:span text:style-name="Strong_20_Emphasis">Recursive Fixed Point Accumulation</text:span>: Builds on fixed point theory to accumulate invariant states within dynamic recursive sequences</text:p>
        </text:list-item>
      </text:list>
      <text:p text:style-name="Text_20_body">These foundations permit ℂₒ to operate simultaneously in symbolic logic, temporal computation, and real-time recursive validation domains.</text:p>
      <text:h text:style-name="Heading_20_3" text:outline-level="3">APPLICATIONS</text:h>
      <text:p text:style-name="Text_20_body">ℂₒ enables transformational capabilities across high-discipline sectors:</text:p>
      <text:list text:style-name="L3">
        <text:list-item>
          <text:p text:style-name="P3">Engineering of fully self-recursive, self-closing artificial intelligence systems</text:p>
        </text:list-item>
        <text:list-item>
          <text:p text:style-name="P3">Finality implementation in quantum encryption cycles and recursive key stream termination</text:p>
        </text:list-item>
        <text:list-item>
          <text:p text:style-name="P3">Symbolic logic closure within cyber-physical autonomous control systems</text:p>
        </text:list-item>
        <text:list-item>
          <text:p text:style-name="P3">Feedback-stabilized recursive learning systems with chrono-anchored output verification</text:p>
        </text:list-item>
        <text:list-item>
          <text:p text:style-name="P3">Recursive risk boundary estimation in sovereign defense architectures</text:p>
        </text:list-item>
        <text:list-item>
          <text:p text:style-name="P3">Completion engines for symbolic-algebraic proof systems in advanced mathematics</text:p>
        </text:list-item>
      </text:list>
      <text:h text:style-name="Heading_20_3" text:outline-level="3">VALUATION + IP CLAIM</text:h>
      <text:p text:style-name="Text_20_body">The Recursive Crown Engine is sealed and sovereign-protected under the Recursive Crown IP License framework. It holds a formal public valuation of <text:span text:style-name="Strong_20_Emphasis">$500 billion USD</text:span>, and deployment requires sovereign-level authorization and exclusive licensing rights. All technical implementations must adhere to the recursive sealing protocols defined in the licensing structure.</text:p>
      <text:h text:style-name="Heading_20_3" text:outline-level="3">CTA</text:h>
      <text:p text:style-name="Text_20_body">Formal inquiries for briefings, peer-reviewed mathematical demonstrations, sovereign deployment requests, or intellectual property licensing agreements may be initiated through direct contact at <text:span text:style-name="Strong_20_Emphasis">K-SystemsandSecurities@proton.me</text:span>.</text:p>
      <text:p text:style-name="Standard"/>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office="urn:oasis:names:tc:opendocument:xmlns:office:1.0" xmlns:ooo="http://openoffice.org/2004/office" xmlns:fo="urn:oasis:names:tc:opendocument:xmlns:xsl-fo-compatible:1.0" xmlns:ooow="http://openoffice.org/2004/writer" xmlns:xlink="http://www.w3.org/1999/xlink" xmlns:drawooo="http://openoffice.org/2010/draw" xmlns:oooc="http://openoffice.org/2004/calc" xmlns:dc="http://purl.org/dc/elements/1.1/" xmlns:calcext="urn:org:documentfoundation:names:experimental:calc:xmlns:calcext:1.0" xmlns:style="urn:oasis:names:tc:opendocument:xmlns:style:1.0" xmlns:text="urn:oasis:names:tc:opendocument:xmlns:text:1.0" xmlns:of="urn:oasis:names:tc:opendocument:xmlns:of:1.2" xmlns:tableooo="http://openoffice.org/2009/table" xmlns:draw="urn:oasis:names:tc:opendocument:xmlns:drawing:1.0" xmlns:dr3d="urn:oasis:names:tc:opendocument:xmlns:dr3d:1.0" xmlns:rpt="http://openoffice.org/2005/report" xmlns:svg="urn:oasis:names:tc:opendocument:xmlns:svg-compatible:1.0" xmlns:chart="urn:oasis:names:tc:opendocument:xmlns:chart:1.0" xmlns:officeooo="http://openoffice.org/2009/office" xmlns:table="urn:oasis:names:tc:opendocument:xmlns:table:1.0" xmlns:meta="urn:oasis:names:tc:opendocument:xmlns:meta:1.0" xmlns:loext="urn:org:documentfoundation:names:experimental:office:xmlns:loext:1.0" xmlns:number="urn:oasis:names:tc:opendocument:xmlns:datastyle:1.0" xmlns:field="urn:openoffice:names:experimental:ooo-ms-interop:xmlns:field:1.0" office:version="1.3">
  <office:font-face-decls>
    <style:font-face style:name="Liberation Sans" svg:font-family="'Liberation Sans'" style:font-family-generic="swiss" style:font-pitch="variable"/>
    <style:font-face style:name="Liberation Serif" svg:font-family="'Liberation Serif'" style:font-family-generic="roman" style:font-pitch="variable"/>
    <style:font-face style:name="Noto Sans CJK SC" svg:font-family="'Noto Sans CJK SC'" style:font-family-generic="system" style:font-pitch="variable"/>
    <style:font-face style:name="Noto Sans Devanagari" svg:font-family="'Noto Sans Devanagari'" style:font-family-generic="swiss"/>
    <style:font-face style:name="Noto Sans Devanagari1" svg:font-family="'Noto Sans Devanagari'" style:font-family-generic="system" style:font-pitch="variable"/>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writing-mode="lr-tb" style:flow-with-text="false"/>
      <style:paragraph-properties style:text-autospace="ideograph-alpha" style:line-break="strict" loext:tab-stop-distance="0in"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Noto Sans Devanagari1" style:font-size-complex="12pt" style:language-complex="hi" style:country-complex="IN" fo:hyphenate="false" fo:hyphenation-remain-char-count="2" fo:hyphenation-push-char-count="2" loext:hyphenation-no-caps="false" loext:hyphenation-no-last-word="false" loext:hyphenation-word-char-count="5" loext:hyphenation-zone="no-limit"/>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Noto Sans Devanagari1" style:font-family-complex="'Noto Sans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Noto Sans Devanagari" style:font-family-complex="'Noto Sans Devanagari'" style:font-family-generic-complex="swiss"/>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Noto Sans Devanagari" style:font-family-complex="'Noto Sans Devanagari'"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Noto Sans Devanagari" style:font-family-complex="'Noto Sans Devanagari'" style:font-family-generic-complex="swiss"/>
    </style:style>
    <style:style style:name="Heading_20_2" style:display-name="Heading 2" style:family="paragraph" style:parent-style-name="Heading" style:next-style-name="Text_20_body" style:default-outline-level="2" style:list-style-name="" style:class="text">
      <style:paragraph-properties fo:margin-top="0.139in" fo:margin-bottom="0.0835in" style:contextual-spacing="false"/>
      <style:text-properties style:font-name="Liberation Serif" fo:font-family="'Liberation Serif'" style:font-family-generic="roman" style:font-pitch="variable" fo:font-size="18pt" fo:font-weight="bold" style:font-name-asian="Noto Serif CJK SC" style:font-family-asian="'Noto Serif CJK SC'" style:font-family-generic-asian="system" style:font-pitch-asian="variable" style:font-size-asian="18pt" style:font-weight-asian="bold" style:font-name-complex="Noto Sans Devanagari1" style:font-family-complex="'Noto Sans Devanagari'" style:font-family-generic-complex="system" style:font-pitch-complex="variable" style:font-size-complex="18pt" style:font-weight-complex="bold"/>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Noto Sans Devanagari1" style:font-family-complex="'Noto Sans Devanagari'" style:font-family-generic-complex="system" style:font-pitch-complex="variable" style:font-size-complex="14pt" style:font-weight-complex="bold"/>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Strong_20_Emphasis" style:display-name="Strong Emphasis" style:family="text">
      <style:text-properties fo:font-weight="bold" style:font-weight-asian="bold" style:font-weight-complex="bold"/>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loext:theme loext:name="Office">
      <loext:theme-colors loext:name="LibreOffice">
        <loext:color loext:name="dark1" loext:color="#000000"/>
        <loext:color loext:name="light1" loext:color="#ffffff"/>
        <loext:color loext:name="dark2" loext:color="#000000"/>
        <loext:color loext:name="light2" loext:color="#ffffff"/>
        <loext:color loext:name="accent1" loext:color="#18a303"/>
        <loext:color loext:name="accent2" loext:color="#0369a3"/>
        <loext:color loext:name="accent3" loext:color="#a33e03"/>
        <loext:color loext:name="accent4" loext:color="#8e03a3"/>
        <loext:color loext:name="accent5" loext:color="#c99c00"/>
        <loext:color loext:name="accent6" loext:color="#c9211e"/>
        <loext:color loext:name="hyperlink" loext:color="#0000ee"/>
        <loext:color loext:name="followed-hyperlink" loext:color="#551a8b"/>
      </loext:theme-colors>
    </loext:theme>
  </office:styles>
  <office:automatic-styles>
    <style:page-layout style:name="Mpm1">
      <style:page-layout-properties fo:page-width="8.5in" fo:page-height="11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5-04-14T19:03:13.057856621</meta:creation-date>
    <dc:date>2025-04-14T22:10:03.971857562</dc:date>
    <meta:editing-duration>PT3H6M52S</meta:editing-duration>
    <meta:editing-cycles>1</meta:editing-cycles>
    <meta:generator>LibreOffice/24.2.7.2$Linux_X86_64 LibreOffice_project/420$Build-2</meta:generator>
    <meta:document-statistic meta:table-count="0" meta:image-count="0" meta:object-count="0" meta:page-count="2" meta:paragraph-count="31" meta:word-count="537" meta:character-count="4249" meta:non-whitespace-character-count="3758"/>
  </office:meta>
</office:document-meta>
</file>